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334cm" presentation:class="title" presentation:user-transformed="true">
          <draw:text-box>
            <text:p text:style-name="P2"><text:span text:style-name="T1">Ejercicios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1-27T14:03:30.100895373</dc:date>
    <meta:editing-duration>P7DT21H10M26S</meta:editing-duration>
    <meta:editing-cycles>506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